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d714a" officeooo:paragraph-rsid="001d714a"/>
    </style:style>
    <style:style style:name="P2" style:family="paragraph" style:parent-style-name="Standard">
      <style:text-properties style:font-name="Liberation Mono" fo:font-size="16pt" officeooo:rsid="001d714a" officeooo:paragraph-rsid="001d714a" style:font-size-asian="16pt" style:font-size-complex="16pt"/>
    </style:style>
    <style:style style:name="P3" style:family="paragraph" style:parent-style-name="Standard">
      <style:text-properties style:font-name="Liberation Mono" fo:font-size="16pt" fo:font-weight="bold" officeooo:rsid="001d714a" officeooo:paragraph-rsid="001d714a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20pt" style:text-underline-style="solid" style:text-underline-width="auto" style:text-underline-color="font-color" fo:font-weight="bold" officeooo:rsid="001d714a" officeooo:paragraph-rsid="001d714a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Goodness Of God</text:p>
      <text:p text:style-name="P1"/>
      <text:p text:style-name="P2"><text:span text:style-name="T1">VERSE 1:</text:span> I love you, Lord,</text:p>
      <text:p text:style-name="P2"><text:s text:c="9"/>for your mercy never fails me</text:p>
      <text:p text:style-name="P2"><text:s text:c="9"/>All my days, I’ve been held in your hands</text:p>
      <text:p text:style-name="P2"><text:s text:c="9"/>From the moment that I wake up,</text:p>
      <text:p text:style-name="P2"><text:s text:c="9"/>until I lay my head</text:p>
      <text:p text:style-name="P2"><text:s text:c="9"/>I will sing of the goodness of God</text:p>
      <text:p text:style-name="P2"/>
      <text:p text:style-name="P2"><text:span text:style-name="T1">CHORUS:</text:span> <text:s/>All my life you have been faithful</text:p>
      <text:p text:style-name="P2"><text:s text:c="9"/>All my life you have been so, so good</text:p>
      <text:p text:style-name="P2"><text:s text:c="9"/>With every breath that I am able</text:p>
      <text:p text:style-name="P2"><text:s text:c="9"/>I will sing of the goodness of God</text:p>
      <text:p text:style-name="P2"/>
      <text:p text:style-name="P2"><text:span text:style-name="T1">VERSE 2:</text:span> I love your voice.</text:p>
      <text:p text:style-name="P2"><text:s text:c="9"/>You have led me through the fire</text:p>
      <text:p text:style-name="P2"><text:s text:c="9"/>In darkest night you are close like no other</text:p>
      <text:p text:style-name="P2"><text:s text:c="9"/>I’ve known you as a father,</text:p>
      <text:p text:style-name="P2"><text:s text:c="9"/>I’ve known you as a friend</text:p>
      <text:p text:style-name="P2"><text:s text:c="9"/>I have lived in the goodness of God</text:p>
      <text:p text:style-name="P2"/>
      <text:p text:style-name="P3">CHORUS</text:p>
      <text:p text:style-name="P2"/>
      <text:p text:style-name="P2"><text:span text:style-name="T1">BRIDGE x2: </text:span>Your goodness is running after,</text:p>
      <text:p text:style-name="P2"><text:s text:c="11"/>It’s running after me</text:p>
      <text:p text:style-name="P2"><text:s text:c="11"/>Your goodness is running after,</text:p>
      <text:p text:style-name="P2"><text:s text:c="11"/>It’s running after me</text:p>
      <text:p text:style-name="P2"><text:s text:c="11"/>With my life laid down, I’m surrendered now</text:p>
      <text:p text:style-name="P2"><text:s text:c="11"/>I give you everything</text:p>
      <text:p text:style-name="P2"><text:s text:c="11"/>Your goodness is running after,</text:p>
      <text:p text:style-name="P2"><text:s text:c="11"/>It's running after me</text:p>
      <text:p text:style-name="P2"/>
      <text:p text:style-name="P3">CHORUS x2:</text:p>
      <text:p text:style-name="P3"/>
      <text:p text:style-name="P2"><text:span text:style-name="T1">OUTRO <text:s text:c="3"/></text:span>I will sing of the goodness of God</text:p>
      <text:p text:style-name="P2"><text:s text:c="9"/>I will sing of the goodness of God<text:note text:id="ftn0" text:note-class="footnote"><text:note-citation>1</text:note-citation><text:note-body><text:p text:style-name="Footnote">CCLI Song # 7117726 <text:s/>© 2018 Capitol CMG Paragon | SHOUT! Music Publishing Australia | Fellow Ships Music | So Essential Tunes | Bethel Music Publishing.For use solely with the SongSelect® Terms of Use. All rights reserved. <text:a xlink:type="simple" xlink:href="http://www.ccli.com/" text:style-name="Internet_20_link" text:visited-style-name="Visited_20_Internet_20_Link">www.ccli.com</text:a> CCLI License # 3266058</text:p></text:note-body></text:not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22:29:52.779614463</meta:creation-date>
    <dc:date>2025-03-10T22:43:51.674794343</dc:date>
    <meta:editing-duration>PT13M59S</meta:editing-duration>
    <meta:editing-cycles>1</meta:editing-cycles>
    <meta:document-statistic meta:table-count="0" meta:image-count="0" meta:object-count="0" meta:page-count="1" meta:paragraph-count="30" meta:word-count="222" meta:character-count="1322" meta:non-whitespace-character-count="922"/>
    <meta:generator>LibreOffice/7.4.7.2$Linux_X86_64 LibreOffice_project/40$Build-2</meta:generator>
  </office:meta>
</office:document-meta>
</file>